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  <style:text-properties fo:background-color="#FFFF00"/>
    </style:style>
    <style:style style:name="P14" style:parent-style-name="Normal" style:family="paragraph">
      <style:paragraph-properties fo:margin-bottom="0in" fo:line-height="100%"/>
    </style:style>
    <style:style style:name="T15" style:parent-style-name="Fuentedepárrafopredeter." style:family="text">
      <style:text-properties fo:background-color="#FFFF00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line-height="100%"/>
    </style:style>
    <style:style style:name="P22" style:parent-style-name="Normal" style:family="paragraph">
      <style:paragraph-properties fo:margin-bottom="0in" fo:line-height="100%"/>
    </style:style>
    <style:style style:name="T23" style:parent-style-name="Fuentedepárrafopredeter." style:family="text">
      <style:text-properties fo:background-color="#FFFF00"/>
    </style:style>
    <style:style style:name="T24" style:parent-style-name="Fuentedepárrafopredeter." style:family="text">
      <style:text-properties fo:background-color="#FFFF00"/>
    </style:style>
    <style:style style:name="P25" style:parent-style-name="Normal" style:family="paragraph">
      <style:paragraph-properties fo:margin-bottom="0in" fo:line-height="100%"/>
      <style:text-properties fo:background-color="#FFFF00"/>
    </style:style>
    <style:style style:name="P26" style:parent-style-name="Normal" style:family="paragraph">
      <style:paragraph-properties fo:margin-bottom="0in" fo:line-height="100%"/>
    </style:style>
    <style:style style:name="T27" style:parent-style-name="Fuentedepárrafopredeter." style:family="text">
      <style:text-properties fo:background-color="#FFFF00"/>
    </style:style>
    <style:style style:name="T28" style:parent-style-name="Fuentedepárrafopredeter." style:family="text">
      <style:text-properties fo:background-color="#FFFF00"/>
    </style:style>
    <style:style style:name="P29" style:parent-style-name="Normal" style:family="paragraph">
      <style:paragraph-properties fo:margin-bottom="0in" fo:line-height="100%"/>
      <style:text-properties fo:background-color="#FFFF00"/>
    </style:style>
    <style:style style:name="P30" style:parent-style-name="Normal" style:family="paragraph">
      <style:paragraph-properties fo:line-height="100%"/>
    </style:style>
    <style:style style:name="T31" style:parent-style-name="Fuentedepárrafopredeter." style:family="text">
      <style:text-properties fo:background-color="#FFFF00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line-height="100%"/>
    </style:style>
  </office:automatic-styles>
  <office:body>
    <office:text text:use-soft-page-breaks="true">
      <text:p text:style-name="P1">UT5: Consulta y Manipulación de Datos</text:p>
      <text:p text:style-name="P2">CONSULTAS V</text:p>
      <text:p text:style-name="P3"/>
      <text:p text:style-name="Normal">Ejercicio 1:<text:s/></text:p>
      <text:p text:style-name="P4">1. Escribir una consulta que visualice el nombre y fecha de alta de todos los empleados que<text:s/></text:p>
      <text:p text:style-name="P5">trabajan en el mismo departamento que Blake. Excluir a Blake.<text:s/></text:p>
      <text:p text:style-name="P6"/>
      <text:p text:style-name="P7">2. Cree una subconsulta que visualice el número y nombre de todos los empleados que ganan<text:s/></text:p>
      <text:p text:style-name="P8">más que la media de salarios. Clasifique el resultado en orden descendiente de salarios.<text:s/></text:p>
      <text:p text:style-name="P9"/>
      <text:p text:style-name="P10">3. Escriba una consulta que visualice el número y nombre de todos los empleados que trabajan<text:s/></text:p>
      <text:p text:style-name="P11">en un departamento con algún empleado cuyo nombre contenga una “T”.<text:s/></text:p>
      <text:p text:style-name="P12"/>
      <text:p text:style-name="P13">4. Visualice el nombre, número de departamento y puesto de trabajo de todos los empleados<text:s/></text:p>
      <text:p text:style-name="P14"><text:span text:style-name="T15">cuyo departamento se encuentre en Dallas.</text:span><text:s/></text:p>
      <text:p text:style-name="P16"/>
      <text:p text:style-name="P17">5. Visualice el nombre y salario de todos los empleados que dependan de King.<text:s/></text:p>
      <text:p text:style-name="P18">6. Visualice el número, nombre y puesto de trabajo de todos los empleados del departamento<text:s/></text:p>
      <text:p text:style-name="P19">“Sales”<text:s/></text:p>
      <text:p text:style-name="P20"/>
      <text:p text:style-name="P21">7. Visualice el número, nombre y salario de todos los empleados que ganen más que la media de <text:s/>salarios y que trabajen en un departamento en el que algún empleado contenga una T en su nombre.<text:s/></text:p>
      <text:p text:style-name="P22"><text:span text:style-name="T23">8</text:span><text:span text:style-name="T24">. Escriba una consulta para visualizar el nombre, número de departamento y salario de<text:s/></text:span></text:p>
      <text:p text:style-name="P25">cualquier empleado, cuyo nº de departamento y salario se correspondan (ambos) con el nº de<text:s/></text:p>
      <text:p text:style-name="P26"><text:span text:style-name="T27">departamento y salario de cualquier empleado que tenga comisión.</text:span><text:span text:style-name="T28"><text:s/></text:span></text:p>
      <text:p text:style-name="P29"/>
      <text:p text:style-name="P30"><text:span text:style-name="T31">9. Visualice el nombre, número de departamento y salario de cualquier empleado cuyo salario y <text:s/>comisión coincidan (los dos) con el salario y comisión de cualquier empleado de Dallas.</text:span><text:s/></text:p>
      <text:p text:style-name="P32">10. Cree una consulta para visualizar el nombre, fecha de alta y salario de todos los empleados<text:s/></text:p>
      <text:p text:style-name="P33">que tengan el mismo salario y comisión que Scott.<text:s/></text:p>
      <text:p text:style-name="P34"/>
      <text:p text:style-name="P35">11. Cree una consulta para visualizar a los empleados que ganan un salario superior al salario de cualquier empleado con oficio CLERK. Ordene el resultado por salario descendentem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fesores 2 (Informática)</meta:initial-creator>
    <dc:creator>Bryan Zavala</dc:creator>
    <meta:creation-date>2023-01-12T11:26:00Z</meta:creation-date>
    <dc:date>2025-02-10T20:54:00Z</dc:date>
    <meta:template xlink:href="Normal" xlink:type="simple"/>
    <meta:editing-cycles>6</meta:editing-cycles>
    <meta:editing-duration>PT18480S</meta:editing-duration>
    <meta:document-statistic meta:page-count="1" meta:paragraph-count="3" meta:word-count="283" meta:character-count="1839" meta:row-count="12" meta:non-whitespace-character-count="1559"/>
  </office:meta>
</office:document-meta>
</file>